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center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7cm" svg:height="2cm" svg:x="9.3cm" svg:y="12.5cm">
          <text:p text:style-name="P1">run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5cm" svg:x="14.9cm" svg:y="3.8cm">
          <text:p text:style-name="P1">serveDirectory'</text:p>
          <text:p text:style-name="P1">“~/.cabal/share/</text:p>
          <text:p text:style-name="P1">gitit-0.8/data/static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cm" svg:x="14.9cm" svg:y="1.3cm">
          <text:p text:style-name="P1">serveDirectory'</text:p>
          <text:p text:style-name="P1">“mywiki/static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cm" svg:x="9.3cm" svg:y="2.4cm">
          <text:p text:style-name="P1">static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2cm" svg:x="4.8cm" svg:y="3.3cm">
          <text:p text:style-name="P1">wiki conf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4.8cm" svg:y="17.8cm">
          <text:p text:style-name="P1">dir</text:p>
          <text:p text:style-name="P1">“_reloadTemplates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.5cm" svg:x="1cm" svg:y="9.5cm">
          <text:p text:style-name="P1">simple</text:p>
          <text:p text:style-name="P1">HTTP</text:p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5cm" svg:x="3.6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229cm" svg:height="0.962cm" svg:x="2.1cm" svg:y="3.7cm">
          <draw:text-box>
            <text:p>msum</text:p>
          </draw:text-box>
        </draw:frame>
        <draw:custom-shape draw:style-name="gr2" draw:text-style-name="P1" draw:layer="layout" svg:width="1.5cm" svg:height="4cm" svg:x="13.6cm" svg:y="1.5cm">
          <text:p/>
          <draw:enhanced-geometry svg:viewBox="0 0 21600 21600" draw:glue-points="21600 0 0 10800 21600 21600" draw:text-areas="13800 ?f9 21600 ?f10" draw:type="left-brace" draw:modifiers="1800 10559.7600599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191cm" svg:height="0.962cm" svg:x="6.809cm" svg:y="2.038cm">
          <draw:text-box>
            <text:p>mplus</text:p>
          </draw:text-box>
        </draw:frame>
        <draw:frame draw:style-name="gr3" draw:layer="layout" svg:width="2.191cm" svg:height="0.962cm" svg:x="12.309cm" svg:y="1.2cm">
          <draw:text-box>
            <text:p>mplus</text:p>
          </draw:text-box>
        </draw:frame>
        <draw:custom-shape draw:style-name="gr2" draw:text-style-name="P1" draw:layer="layout" svg:width="1.5cm" svg:height="10.8cm" svg:x="8cm" svg:y="2.7cm">
          <text:p/>
          <draw:enhanced-geometry svg:viewBox="0 0 21600 21600" draw:glue-points="21600 0 0 10800 21600 21600" draw:text-areas="13800 ?f9 21600 ?f10" draw:type="left-brace" draw:modifiers="934.330790311829 3305.6939172298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4.7cm" svg:height="2cm" svg:x="14.9cm" svg:y="7.5cm">
          <text:p text:style-name="P1">debug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cm" svg:x="14.9cm" svg:y="9.8cm">
          <text:p text:style-name="P1">formAuthHandl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2cm" svg:x="14.9cm" svg:y="14.9cm">
          <text:p text:style-name="P1">authenticateUserThat</text:p>
          <text:p text:style-name="P1">wikiHandl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7.7cm" svg:x="13.5cm" svg:y="8cm">
          <text:p/>
          <draw:enhanced-geometry svg:viewBox="0 0 21600 21600" draw:glue-points="21600 0 0 10800 21600 21600" draw:text-areas="13800 ?f9 21600 ?f10" draw:type="left-brace" draw:modifiers="1800 15146.08492403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5.5cm" svg:height="3cm" svg:x="20cm" svg:y="11.5cm">
          <text:p text:style-name="P2">dir “_register”</text:p>
          <text:p text:style-name="P2">dir “_login”</text:p>
          <text:p text:style-name="P2">dir “_logout”</text:p>
          <text:p text:style-name="P2">...</text:p>
          <draw:enhanced-geometry svg:viewBox="0 0 21600 21600" draw:text-areas="800 800 20800 20800" draw:type="round-rectangular-callout" draw:modifiers="-3965.82439556444 158.347217594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5.5cm" svg:height="3cm" svg:x="20cm" svg:y="16.8cm">
          <text:p text:style-name="P2">dir “_editr”</text:p>
          <text:p text:style-name="P2">dir “_preview”</text:p>
          <text:p text:style-name="P2">showPage</text:p>
          <text:p text:style-name="P2">...</text:p>
          <draw:enhanced-geometry svg:viewBox="0 0 21600 21600" draw:text-areas="800 800 20800 20800" draw:type="round-rectangular-callout" draw:modifiers="-5304.78094891838 -208.730423192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2.229cm" svg:height="0.962cm" svg:x="11.871cm" svg:y="7.9cm">
          <draw:text-box>
            <text:p>msu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kabe Kiwamu</meta:initial-creator>
    <meta:creation-date>2011-06-06T20:39:05</meta:creation-date>
    <dc:date>2011-06-08T17:44:46</dc:date>
    <dc:creator>Okabe Kiwamu</dc:creator>
    <meta:editing-duration>P1DT21H5M42S</meta:editing-duration>
    <meta:editing-cycles>18</meta:editing-cycles>
    <meta:generator>LibreOffice/3.3$Unix LibreOffice_project/330m19$Build-202</meta:generator>
    <meta:document-statistic meta:object-count="20"/>
  </office:meta>
</office:document-meta>
</file>